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-0.0201224846894138" calcext:value-type="float">
            <text:p>-0.0201224846894138</text:p>
          </table:table-cell>
        </table:table-row>
        <table:table-row table:style-name="ro1">
          <table:table-cell office:value-type="float" office:value="-0.0201224846894138" calcext:value-type="float">
            <text:p>-0.0201224846894138</text:p>
          </table:table-cell>
        </table:table-row>
        <table:table-row table:style-name="ro1">
          <table:table-cell office:value-type="float" office:value="-0.0201224846894138" calcext:value-type="float">
            <text:p>-0.0201224846894138</text:p>
          </table:table-cell>
        </table:table-row>
        <table:table-row table:style-name="ro1">
          <table:table-cell office:value-type="float" office:value="-0.020997375328084" calcext:value-type="float">
            <text:p>-0.020997375328084</text:p>
          </table:table-cell>
        </table:table-row>
        <table:table-row table:style-name="ro1">
          <table:table-cell office:value-type="float" office:value="-0.020997375328084" calcext:value-type="float">
            <text:p>-0.020997375328084</text:p>
          </table:table-cell>
        </table:table-row>
        <table:table-row table:style-name="ro1">
          <table:table-cell office:value-type="float" office:value="-0.020997375328084" calcext:value-type="float">
            <text:p>-0.020997375328084</text:p>
          </table:table-cell>
        </table:table-row>
        <table:table-row table:style-name="ro1">
          <table:table-cell office:value-type="float" office:value="-0.020997375328084" calcext:value-type="float">
            <text:p>-0.020997375328084</text:p>
          </table:table-cell>
        </table:table-row>
        <table:table-row table:style-name="ro1">
          <table:table-cell office:value-type="float" office:value="-0.0201224846894138" calcext:value-type="float">
            <text:p>-0.0201224846894138</text:p>
          </table:table-cell>
        </table:table-row>
        <table:table-row table:style-name="ro1">
          <table:table-cell office:value-type="float" office:value="-0.0201224846894138" calcext:value-type="float">
            <text:p>-0.0201224846894138</text:p>
          </table:table-cell>
        </table:table-row>
        <table:table-row table:style-name="ro1">
          <table:table-cell office:value-type="float" office:value="-0.0201224846894138" calcext:value-type="float">
            <text:p>-0.0201224846894138</text:p>
          </table:table-cell>
        </table:table-row>
        <table:table-row table:style-name="ro1">
          <table:table-cell office:value-type="float" office:value="-0.0201224846894138" calcext:value-type="float">
            <text:p>-0.0201224846894138</text:p>
          </table:table-cell>
        </table:table-row>
        <table:table-row table:style-name="ro1">
          <table:table-cell office:value-type="float" office:value="-0.0201224846894138" calcext:value-type="float">
            <text:p>-0.0201224846894138</text:p>
          </table:table-cell>
        </table:table-row>
        <table:table-row table:style-name="ro1">
          <table:table-cell office:value-type="float" office:value="-0.0201224846894138" calcext:value-type="float">
            <text:p>-0.0201224846894138</text:p>
          </table:table-cell>
        </table:table-row>
        <table:table-row table:style-name="ro1">
          <table:table-cell office:value-type="float" office:value="-0.0201224846894138" calcext:value-type="float">
            <text:p>-0.0201224846894138</text:p>
          </table:table-cell>
        </table:table-row>
        <table:table-row table:style-name="ro1">
          <table:table-cell office:value-type="float" office:value="-0.0201224846894138" calcext:value-type="float">
            <text:p>-0.0201224846894138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83727034120735" calcext:value-type="float">
            <text:p>-0.0183727034120735</text:p>
          </table:table-cell>
        </table:table-row>
        <table:table-row table:style-name="ro1">
          <table:table-cell office:value-type="float" office:value="-0.0183727034120735" calcext:value-type="float">
            <text:p>-0.0183727034120735</text:p>
          </table:table-cell>
        </table:table-row>
        <table:table-row table:style-name="ro1">
          <table:table-cell office:value-type="float" office:value="-0.0183727034120735" calcext:value-type="float">
            <text:p>-0.0183727034120735</text:p>
          </table:table-cell>
        </table:table-row>
        <table:table-row table:style-name="ro1">
          <table:table-cell office:value-type="float" office:value="-0.0183727034120735" calcext:value-type="float">
            <text:p>-0.0183727034120735</text:p>
          </table:table-cell>
        </table:table-row>
        <table:table-row table:style-name="ro1">
          <table:table-cell office:value-type="float" office:value="-0.0183727034120735" calcext:value-type="float">
            <text:p>-0.0183727034120735</text:p>
          </table:table-cell>
        </table:table-row>
        <table:table-row table:style-name="ro1">
          <table:table-cell office:value-type="float" office:value="-0.0183727034120735" calcext:value-type="float">
            <text:p>-0.0183727034120735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699912510936133" calcext:value-type="float">
            <text:p>-0.00699912510936133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349956255468067" calcext:value-type="float">
            <text:p>0.0349956255468067</text:p>
          </table:table-cell>
        </table:table-row>
        <table:table-row table:style-name="ro1">
          <table:table-cell office:value-type="float" office:value="0.0402449693788277" calcext:value-type="float">
            <text:p>0.0402449693788277</text:p>
          </table:table-cell>
        </table:table-row>
        <table:table-row table:style-name="ro1">
          <table:table-cell office:value-type="float" office:value="0.0463692038495188" calcext:value-type="float">
            <text:p>0.0463692038495188</text:p>
          </table:table-cell>
        </table:table-row>
        <table:table-row table:style-name="ro1">
          <table:table-cell office:value-type="float" office:value="0.0533683289588801" calcext:value-type="float">
            <text:p>0.0533683289588801</text:p>
          </table:table-cell>
        </table:table-row>
        <table:table-row table:style-name="ro1">
          <table:table-cell office:value-type="float" office:value="0.0612423447069116" calcext:value-type="float">
            <text:p>0.0612423447069116</text:p>
          </table:table-cell>
        </table:table-row>
        <table:table-row table:style-name="ro1">
          <table:table-cell office:value-type="float" office:value="0.0691163604549431" calcext:value-type="float">
            <text:p>0.0691163604549431</text:p>
          </table:table-cell>
        </table:table-row>
        <table:table-row table:style-name="ro1">
          <table:table-cell office:value-type="float" office:value="0.078740157480315" calcext:value-type="float">
            <text:p>0.078740157480315</text:p>
          </table:table-cell>
        </table:table-row>
        <table:table-row table:style-name="ro1">
          <table:table-cell office:value-type="float" office:value="0.0883639545056868" calcext:value-type="float">
            <text:p>0.0883639545056868</text:p>
          </table:table-cell>
        </table:table-row>
        <table:table-row table:style-name="ro1">
          <table:table-cell office:value-type="float" office:value="0.099737532808399" calcext:value-type="float">
            <text:p>0.099737532808399</text:p>
          </table:table-cell>
        </table:table-row>
        <table:table-row table:style-name="ro1">
          <table:table-cell office:value-type="float" office:value="0.112860892388451" calcext:value-type="float">
            <text:p>0.112860892388451</text:p>
          </table:table-cell>
        </table:table-row>
        <table:table-row table:style-name="ro1">
          <table:table-cell office:value-type="float" office:value="0.127734033245844" calcext:value-type="float">
            <text:p>0.127734033245844</text:p>
          </table:table-cell>
        </table:table-row>
        <table:table-row table:style-name="ro1">
          <table:table-cell office:value-type="float" office:value="0.144356955380577" calcext:value-type="float">
            <text:p>0.144356955380577</text:p>
          </table:table-cell>
        </table:table-row>
        <table:table-row table:style-name="ro1">
          <table:table-cell office:value-type="float" office:value="0.162729658792651" calcext:value-type="float">
            <text:p>0.162729658792651</text:p>
          </table:table-cell>
        </table:table-row>
        <table:table-row table:style-name="ro1">
          <table:table-cell office:value-type="float" office:value="0.181977252843395" calcext:value-type="float">
            <text:p>0.181977252843395</text:p>
          </table:table-cell>
        </table:table-row>
        <table:table-row table:style-name="ro1">
          <table:table-cell office:value-type="float" office:value="0.202974628171479" calcext:value-type="float">
            <text:p>0.202974628171479</text:p>
          </table:table-cell>
        </table:table-row>
        <table:table-row table:style-name="ro1">
          <table:table-cell office:value-type="float" office:value="0.225721784776903" calcext:value-type="float">
            <text:p>0.225721784776903</text:p>
          </table:table-cell>
        </table:table-row>
        <table:table-row table:style-name="ro1">
          <table:table-cell office:value-type="float" office:value="0.250218722659668" calcext:value-type="float">
            <text:p>0.250218722659668</text:p>
          </table:table-cell>
        </table:table-row>
        <table:table-row table:style-name="ro1">
          <table:table-cell office:value-type="float" office:value="0.277340332458443" calcext:value-type="float">
            <text:p>0.277340332458443</text:p>
          </table:table-cell>
        </table:table-row>
        <table:table-row table:style-name="ro1">
          <table:table-cell office:value-type="float" office:value="0.306211723534558" calcext:value-type="float">
            <text:p>0.306211723534558</text:p>
          </table:table-cell>
        </table:table-row>
        <table:table-row table:style-name="ro1">
          <table:table-cell office:value-type="float" office:value="0.338582677165354" calcext:value-type="float">
            <text:p>0.338582677165354</text:p>
          </table:table-cell>
        </table:table-row>
        <table:table-row table:style-name="ro1">
          <table:table-cell office:value-type="float" office:value="0.373578302712161" calcext:value-type="float">
            <text:p>0.373578302712161</text:p>
          </table:table-cell>
        </table:table-row>
        <table:table-row table:style-name="ro1">
          <table:table-cell office:value-type="float" office:value="0.412073490813648" calcext:value-type="float">
            <text:p>0.412073490813648</text:p>
          </table:table-cell>
        </table:table-row>
        <table:table-row table:style-name="ro1">
          <table:table-cell office:value-type="float" office:value="0.452318460192476" calcext:value-type="float">
            <text:p>0.452318460192476</text:p>
          </table:table-cell>
        </table:table-row>
        <table:table-row table:style-name="ro1">
          <table:table-cell office:value-type="float" office:value="0.494313210848644" calcext:value-type="float">
            <text:p>0.494313210848644</text:p>
          </table:table-cell>
        </table:table-row>
        <table:table-row table:style-name="ro1">
          <table:table-cell office:value-type="float" office:value="0.536307961504812" calcext:value-type="float">
            <text:p>0.536307961504812</text:p>
          </table:table-cell>
        </table:table-row>
        <table:table-row table:style-name="ro1">
          <table:table-cell office:value-type="float" office:value="0.57917760279965" calcext:value-type="float">
            <text:p>0.57917760279965</text:p>
          </table:table-cell>
        </table:table-row>
        <table:table-row table:style-name="ro1">
          <table:table-cell office:value-type="float" office:value="0.620297462817148" calcext:value-type="float">
            <text:p>0.620297462817148</text:p>
          </table:table-cell>
        </table:table-row>
        <table:table-row table:style-name="ro1">
          <table:table-cell office:value-type="float" office:value="0.661417322834646" calcext:value-type="float">
            <text:p>0.661417322834646</text:p>
          </table:table-cell>
        </table:table-row>
        <table:table-row table:style-name="ro1">
          <table:table-cell office:value-type="float" office:value="0.702537182852144" calcext:value-type="float">
            <text:p>0.702537182852144</text:p>
          </table:table-cell>
        </table:table-row>
        <table:table-row table:style-name="ro1">
          <table:table-cell office:value-type="float" office:value="0.741907261592301" calcext:value-type="float">
            <text:p>0.741907261592301</text:p>
          </table:table-cell>
        </table:table-row>
        <table:table-row table:style-name="ro1">
          <table:table-cell office:value-type="float" office:value="0.780402449693788" calcext:value-type="float">
            <text:p>0.780402449693788</text:p>
          </table:table-cell>
        </table:table-row>
        <table:table-row table:style-name="ro1">
          <table:table-cell office:value-type="float" office:value="0.816272965879265" calcext:value-type="float">
            <text:p>0.816272965879265</text:p>
          </table:table-cell>
        </table:table-row>
        <table:table-row table:style-name="ro1">
          <table:table-cell office:value-type="float" office:value="0.849518810148731" calcext:value-type="float">
            <text:p>0.849518810148731</text:p>
          </table:table-cell>
        </table:table-row>
        <table:table-row table:style-name="ro1">
          <table:table-cell office:value-type="float" office:value="0.880139982502187" calcext:value-type="float">
            <text:p>0.880139982502187</text:p>
          </table:table-cell>
        </table:table-row>
        <table:table-row table:style-name="ro1">
          <table:table-cell office:value-type="float" office:value="0.905511811023622" calcext:value-type="float">
            <text:p>0.905511811023622</text:p>
          </table:table-cell>
        </table:table-row>
        <table:table-row table:style-name="ro1">
          <table:table-cell office:value-type="float" office:value="0.927384076990376" calcext:value-type="float">
            <text:p>0.927384076990376</text:p>
          </table:table-cell>
        </table:table-row>
        <table:table-row table:style-name="ro1">
          <table:table-cell office:value-type="float" office:value="0.94488188976378" calcext:value-type="float">
            <text:p>0.94488188976378</text:p>
          </table:table-cell>
        </table:table-row>
        <table:table-row table:style-name="ro1">
          <table:table-cell office:value-type="float" office:value="0.957130358705162" calcext:value-type="float">
            <text:p>0.957130358705162</text:p>
          </table:table-cell>
        </table:table-row>
        <table:table-row table:style-name="ro1">
          <table:table-cell office:value-type="float" office:value="0.965879265091864" calcext:value-type="float">
            <text:p>0.965879265091864</text:p>
          </table:table-cell>
        </table:table-row>
        <table:table-row table:style-name="ro1">
          <table:table-cell office:value-type="float" office:value="0.971128608923885" calcext:value-type="float">
            <text:p>0.971128608923885</text:p>
          </table:table-cell>
        </table:table-row>
        <table:table-row table:style-name="ro1">
          <table:table-cell office:value-type="float" office:value="0.972878390201225" calcext:value-type="float">
            <text:p>0.972878390201225</text:p>
          </table:table-cell>
        </table:table-row>
        <table:table-row table:style-name="ro1">
          <table:table-cell office:value-type="float" office:value="0.972878390201225" calcext:value-type="float">
            <text:p>0.972878390201225</text:p>
          </table:table-cell>
        </table:table-row>
        <table:table-row table:style-name="ro1">
          <table:table-cell office:value-type="float" office:value="0.969378827646544" calcext:value-type="float">
            <text:p>0.969378827646544</text:p>
          </table:table-cell>
        </table:table-row>
        <table:table-row table:style-name="ro1">
          <table:table-cell office:value-type="float" office:value="0.964129483814523" calcext:value-type="float">
            <text:p>0.964129483814523</text:p>
          </table:table-cell>
        </table:table-row>
        <table:table-row table:style-name="ro1">
          <table:table-cell office:value-type="float" office:value="0.957130358705162" calcext:value-type="float">
            <text:p>0.957130358705162</text:p>
          </table:table-cell>
        </table:table-row>
        <table:table-row table:style-name="ro1">
          <table:table-cell office:value-type="float" office:value="0.94838145231846" calcext:value-type="float">
            <text:p>0.94838145231846</text:p>
          </table:table-cell>
        </table:table-row>
        <table:table-row table:style-name="ro1">
          <table:table-cell office:value-type="float" office:value="0.937882764654418" calcext:value-type="float">
            <text:p>0.937882764654418</text:p>
          </table:table-cell>
        </table:table-row>
        <table:table-row table:style-name="ro1">
          <table:table-cell office:value-type="float" office:value="0.927384076990376" calcext:value-type="float">
            <text:p>0.927384076990376</text:p>
          </table:table-cell>
        </table:table-row>
        <table:table-row table:style-name="ro1">
          <table:table-cell office:value-type="float" office:value="0.915135608048994" calcext:value-type="float">
            <text:p>0.915135608048994</text:p>
          </table:table-cell>
        </table:table-row>
        <table:table-row table:style-name="ro1">
          <table:table-cell office:value-type="float" office:value="0.902887139107612" calcext:value-type="float">
            <text:p>0.902887139107612</text:p>
          </table:table-cell>
        </table:table-row>
        <table:table-row table:style-name="ro1">
          <table:table-cell office:value-type="float" office:value="0.889763779527559" calcext:value-type="float">
            <text:p>0.889763779527559</text:p>
          </table:table-cell>
        </table:table-row>
        <table:table-row table:style-name="ro1">
          <table:table-cell office:value-type="float" office:value="0.875765529308836" calcext:value-type="float">
            <text:p>0.875765529308836</text:p>
          </table:table-cell>
        </table:table-row>
        <table:table-row table:style-name="ro1">
          <table:table-cell office:value-type="float" office:value="0.861767279090114" calcext:value-type="float">
            <text:p>0.861767279090114</text:p>
          </table:table-cell>
        </table:table-row>
        <table:table-row table:style-name="ro1">
          <table:table-cell office:value-type="float" office:value="0.846894138232721" calcext:value-type="float">
            <text:p>0.846894138232721</text:p>
          </table:table-cell>
        </table:table-row>
        <table:table-row table:style-name="ro1">
          <table:table-cell office:value-type="float" office:value="0.831146106736658" calcext:value-type="float">
            <text:p>0.831146106736658</text:p>
          </table:table-cell>
        </table:table-row>
        <table:table-row table:style-name="ro1">
          <table:table-cell office:value-type="float" office:value="0.815398075240595" calcext:value-type="float">
            <text:p>0.815398075240595</text:p>
          </table:table-cell>
        </table:table-row>
        <table:table-row table:style-name="ro1">
          <table:table-cell office:value-type="float" office:value="0.798775153105862" calcext:value-type="float">
            <text:p>0.798775153105862</text:p>
          </table:table-cell>
        </table:table-row>
        <table:table-row table:style-name="ro1">
          <table:table-cell office:value-type="float" office:value="0.782152230971129" calcext:value-type="float">
            <text:p>0.782152230971129</text:p>
          </table:table-cell>
        </table:table-row>
        <table:table-row table:style-name="ro1">
          <table:table-cell office:value-type="float" office:value="0.764654418197725" calcext:value-type="float">
            <text:p>0.764654418197725</text:p>
          </table:table-cell>
        </table:table-row>
        <table:table-row table:style-name="ro1">
          <table:table-cell office:value-type="float" office:value="0.748031496062992" calcext:value-type="float">
            <text:p>0.748031496062992</text:p>
          </table:table-cell>
        </table:table-row>
        <table:table-row table:style-name="ro1">
          <table:table-cell office:value-type="float" office:value="0.731408573928259" calcext:value-type="float">
            <text:p>0.731408573928259</text:p>
          </table:table-cell>
        </table:table-row>
        <table:table-row table:style-name="ro1">
          <table:table-cell office:value-type="float" office:value="0.715660542432196" calcext:value-type="float">
            <text:p>0.715660542432196</text:p>
          </table:table-cell>
        </table:table-row>
        <table:table-row table:style-name="ro1">
          <table:table-cell office:value-type="float" office:value="0.699912510936133" calcext:value-type="float">
            <text:p>0.699912510936133</text:p>
          </table:table-cell>
        </table:table-row>
        <table:table-row table:style-name="ro1">
          <table:table-cell office:value-type="float" office:value="0.68503937007874" calcext:value-type="float">
            <text:p>0.68503937007874</text:p>
          </table:table-cell>
        </table:table-row>
        <table:table-row table:style-name="ro1">
          <table:table-cell office:value-type="float" office:value="0.671041119860018" calcext:value-type="float">
            <text:p>0.671041119860018</text:p>
          </table:table-cell>
        </table:table-row>
        <table:table-row table:style-name="ro1">
          <table:table-cell office:value-type="float" office:value="0.657042869641295" calcext:value-type="float">
            <text:p>0.657042869641295</text:p>
          </table:table-cell>
        </table:table-row>
        <table:table-row table:style-name="ro1">
          <table:table-cell office:value-type="float" office:value="0.643919510061242" calcext:value-type="float">
            <text:p>0.643919510061242</text:p>
          </table:table-cell>
        </table:table-row>
        <table:table-row table:style-name="ro1">
          <table:table-cell office:value-type="float" office:value="0.63167104111986" calcext:value-type="float">
            <text:p>0.63167104111986</text:p>
          </table:table-cell>
        </table:table-row>
        <table:table-row table:style-name="ro1">
          <table:table-cell office:value-type="float" office:value="0.620297462817148" calcext:value-type="float">
            <text:p>0.620297462817148</text:p>
          </table:table-cell>
        </table:table-row>
        <table:table-row table:style-name="ro1">
          <table:table-cell office:value-type="float" office:value="0.609798775153106" calcext:value-type="float">
            <text:p>0.609798775153106</text:p>
          </table:table-cell>
        </table:table-row>
        <table:table-row table:style-name="ro1">
          <table:table-cell office:value-type="float" office:value="0.600174978127734" calcext:value-type="float">
            <text:p>0.600174978127734</text:p>
          </table:table-cell>
        </table:table-row>
        <table:table-row table:style-name="ro1">
          <table:table-cell office:value-type="float" office:value="0.591426071741033" calcext:value-type="float">
            <text:p>0.591426071741033</text:p>
          </table:table-cell>
        </table:table-row>
        <table:table-row table:style-name="ro1">
          <table:table-cell office:value-type="float" office:value="0.583552055993001" calcext:value-type="float">
            <text:p>0.583552055993001</text:p>
          </table:table-cell>
        </table:table-row>
        <table:table-row table:style-name="ro1">
          <table:table-cell office:value-type="float" office:value="0.57655293088364" calcext:value-type="float">
            <text:p>0.57655293088364</text:p>
          </table:table-cell>
        </table:table-row>
        <table:table-row table:style-name="ro1">
          <table:table-cell office:value-type="float" office:value="0.570428696412948" calcext:value-type="float">
            <text:p>0.570428696412948</text:p>
          </table:table-cell>
        </table:table-row>
        <table:table-row table:style-name="ro1">
          <table:table-cell office:value-type="float" office:value="0.565179352580927" calcext:value-type="float">
            <text:p>0.565179352580927</text:p>
          </table:table-cell>
        </table:table-row>
        <table:table-row table:style-name="ro1">
          <table:table-cell office:value-type="float" office:value="0.560804899387577" calcext:value-type="float">
            <text:p>0.560804899387577</text:p>
          </table:table-cell>
        </table:table-row>
        <table:table-row table:style-name="ro1">
          <table:table-cell office:value-type="float" office:value="0.558180227471566" calcext:value-type="float">
            <text:p>0.558180227471566</text:p>
          </table:table-cell>
        </table:table-row>
        <table:table-row table:style-name="ro1"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0.553805774278215" calcext:value-type="float">
            <text:p>0.553805774278215</text:p>
          </table:table-cell>
        </table:table-row>
        <table:table-row table:style-name="ro1">
          <table:table-cell office:value-type="float" office:value="0.552930883639545" calcext:value-type="float">
            <text:p>0.552930883639545</text:p>
          </table:table-cell>
        </table:table-row>
        <table:table-row table:style-name="ro1">
          <table:table-cell office:value-type="float" office:value="0.552055993000875" calcext:value-type="float">
            <text:p>0.552055993000875</text:p>
          </table:table-cell>
        </table:table-row>
        <table:table-row table:style-name="ro1">
          <table:table-cell office:value-type="float" office:value="0.552055993000875" calcext:value-type="float">
            <text:p>0.552055993000875</text:p>
          </table:table-cell>
        </table:table-row>
        <table:table-row table:style-name="ro1">
          <table:table-cell office:value-type="float" office:value="0.552930883639545" calcext:value-type="float">
            <text:p>0.552930883639545</text:p>
          </table:table-cell>
        </table:table-row>
        <table:table-row table:style-name="ro1">
          <table:table-cell office:value-type="float" office:value="0.552930883639545" calcext:value-type="float">
            <text:p>0.552930883639545</text:p>
          </table:table-cell>
        </table:table-row>
        <table:table-row table:style-name="ro1">
          <table:table-cell office:value-type="float" office:value="0.552930883639545" calcext:value-type="float">
            <text:p>0.552930883639545</text:p>
          </table:table-cell>
        </table:table-row>
        <table:table-row table:style-name="ro1">
          <table:table-cell office:value-type="float" office:value="0.553805774278215" calcext:value-type="float">
            <text:p>0.553805774278215</text:p>
          </table:table-cell>
        </table:table-row>
        <table:table-row table:style-name="ro1">
          <table:table-cell office:value-type="float" office:value="0.553805774278215" calcext:value-type="float">
            <text:p>0.553805774278215</text:p>
          </table:table-cell>
        </table:table-row>
        <table:table-row table:style-name="ro1">
          <table:table-cell office:value-type="float" office:value="0.553805774278215" calcext:value-type="float">
            <text:p>0.553805774278215</text:p>
          </table:table-cell>
        </table:table-row>
        <table:table-row table:style-name="ro1">
          <table:table-cell office:value-type="float" office:value="0.552930883639545" calcext:value-type="float">
            <text:p>0.552930883639545</text:p>
          </table:table-cell>
        </table:table-row>
        <table:table-row table:style-name="ro1">
          <table:table-cell office:value-type="float" office:value="0.552055993000875" calcext:value-type="float">
            <text:p>0.552055993000875</text:p>
          </table:table-cell>
        </table:table-row>
        <table:table-row table:style-name="ro1">
          <table:table-cell office:value-type="float" office:value="0.550306211723535" calcext:value-type="float">
            <text:p>0.550306211723535</text:p>
          </table:table-cell>
        </table:table-row>
        <table:table-row table:style-name="ro1">
          <table:table-cell office:value-type="float" office:value="0.547681539807524" calcext:value-type="float">
            <text:p>0.547681539807524</text:p>
          </table:table-cell>
        </table:table-row>
        <table:table-row table:style-name="ro1">
          <table:table-cell office:value-type="float" office:value="0.544181977252843" calcext:value-type="float">
            <text:p>0.544181977252843</text:p>
          </table:table-cell>
        </table:table-row>
        <table:table-row table:style-name="ro1">
          <table:table-cell office:value-type="float" office:value="0.539807524059493" calcext:value-type="float">
            <text:p>0.539807524059493</text:p>
          </table:table-cell>
        </table:table-row>
        <table:table-row table:style-name="ro1">
          <table:table-cell office:value-type="float" office:value="0.534558180227472" calcext:value-type="float">
            <text:p>0.534558180227472</text:p>
          </table:table-cell>
        </table:table-row>
        <table:table-row table:style-name="ro1">
          <table:table-cell office:value-type="float" office:value="0.52755905511811" calcext:value-type="float">
            <text:p>0.52755905511811</text:p>
          </table:table-cell>
        </table:table-row>
        <table:table-row table:style-name="ro1">
          <table:table-cell office:value-type="float" office:value="0.520559930008749" calcext:value-type="float">
            <text:p>0.520559930008749</text:p>
          </table:table-cell>
        </table:table-row>
        <table:table-row table:style-name="ro1">
          <table:table-cell office:value-type="float" office:value="0.512685914260717" calcext:value-type="float">
            <text:p>0.512685914260717</text:p>
          </table:table-cell>
        </table:table-row>
        <table:table-row table:style-name="ro1">
          <table:table-cell office:value-type="float" office:value="0.503937007874016" calcext:value-type="float">
            <text:p>0.503937007874016</text:p>
          </table:table-cell>
        </table:table-row>
        <table:table-row table:style-name="ro1">
          <table:table-cell office:value-type="float" office:value="0.494313210848644" calcext:value-type="float">
            <text:p>0.494313210848644</text:p>
          </table:table-cell>
        </table:table-row>
        <table:table-row table:style-name="ro1">
          <table:table-cell office:value-type="float" office:value="0.482939632545932" calcext:value-type="float">
            <text:p>0.482939632545932</text:p>
          </table:table-cell>
        </table:table-row>
        <table:table-row table:style-name="ro1">
          <table:table-cell office:value-type="float" office:value="0.47156605424322" calcext:value-type="float">
            <text:p>0.47156605424322</text:p>
          </table:table-cell>
        </table:table-row>
        <table:table-row table:style-name="ro1">
          <table:table-cell office:value-type="float" office:value="0.459317585301837" calcext:value-type="float">
            <text:p>0.459317585301837</text:p>
          </table:table-cell>
        </table:table-row>
        <table:table-row table:style-name="ro1">
          <table:table-cell office:value-type="float" office:value="0.447069116360455" calcext:value-type="float">
            <text:p>0.447069116360455</text:p>
          </table:table-cell>
        </table:table-row>
        <table:table-row table:style-name="ro1">
          <table:table-cell office:value-type="float" office:value="0.434820647419073" calcext:value-type="float">
            <text:p>0.434820647419073</text:p>
          </table:table-cell>
        </table:table-row>
        <table:table-row table:style-name="ro1">
          <table:table-cell office:value-type="float" office:value="0.42169728783902" calcext:value-type="float">
            <text:p>0.42169728783902</text:p>
          </table:table-cell>
        </table:table-row>
        <table:table-row table:style-name="ro1">
          <table:table-cell office:value-type="float" office:value="0.408573928258968" calcext:value-type="float">
            <text:p>0.408573928258968</text:p>
          </table:table-cell>
        </table:table-row>
        <table:table-row table:style-name="ro1">
          <table:table-cell office:value-type="float" office:value="0.395450568678915" calcext:value-type="float">
            <text:p>0.395450568678915</text:p>
          </table:table-cell>
        </table:table-row>
        <table:table-row table:style-name="ro1">
          <table:table-cell office:value-type="float" office:value="0.383202099737533" calcext:value-type="float">
            <text:p>0.383202099737533</text:p>
          </table:table-cell>
        </table:table-row>
        <table:table-row table:style-name="ro1">
          <table:table-cell office:value-type="float" office:value="0.370953630796151" calcext:value-type="float">
            <text:p>0.370953630796151</text:p>
          </table:table-cell>
        </table:table-row>
        <table:table-row table:style-name="ro1">
          <table:table-cell office:value-type="float" office:value="0.358705161854768" calcext:value-type="float">
            <text:p>0.358705161854768</text:p>
          </table:table-cell>
        </table:table-row>
        <table:table-row table:style-name="ro1">
          <table:table-cell office:value-type="float" office:value="0.347331583552056" calcext:value-type="float">
            <text:p>0.347331583552056</text:p>
          </table:table-cell>
        </table:table-row>
        <table:table-row table:style-name="ro1">
          <table:table-cell office:value-type="float" office:value="0.335083114610674" calcext:value-type="float">
            <text:p>0.335083114610674</text:p>
          </table:table-cell>
        </table:table-row>
        <table:table-row table:style-name="ro1">
          <table:table-cell office:value-type="float" office:value="0.323709536307962" calcext:value-type="float">
            <text:p>0.323709536307962</text:p>
          </table:table-cell>
        </table:table-row>
        <table:table-row table:style-name="ro1">
          <table:table-cell office:value-type="float" office:value="0.312335958005249" calcext:value-type="float">
            <text:p>0.312335958005249</text:p>
          </table:table-cell>
        </table:table-row>
        <table:table-row table:style-name="ro1">
          <table:table-cell office:value-type="float" office:value="0.300087489063867" calcext:value-type="float">
            <text:p>0.300087489063867</text:p>
          </table:table-cell>
        </table:table-row>
        <table:table-row table:style-name="ro1">
          <table:table-cell office:value-type="float" office:value="0.288713910761155" calcext:value-type="float">
            <text:p>0.288713910761155</text:p>
          </table:table-cell>
        </table:table-row>
        <table:table-row table:style-name="ro1">
          <table:table-cell office:value-type="float" office:value="0.278215223097113" calcext:value-type="float">
            <text:p>0.278215223097113</text:p>
          </table:table-cell>
        </table:table-row>
        <table:table-row table:style-name="ro1">
          <table:table-cell office:value-type="float" office:value="0.267716535433071" calcext:value-type="float">
            <text:p>0.267716535433071</text:p>
          </table:table-cell>
        </table:table-row>
        <table:table-row table:style-name="ro1">
          <table:table-cell office:value-type="float" office:value="0.258092738407699" calcext:value-type="float">
            <text:p>0.258092738407699</text:p>
          </table:table-cell>
        </table:table-row>
        <table:table-row table:style-name="ro1">
          <table:table-cell office:value-type="float" office:value="0.249343832020997" calcext:value-type="float">
            <text:p>0.249343832020997</text:p>
          </table:table-cell>
        </table:table-row>
        <table:table-row table:style-name="ro1">
          <table:table-cell office:value-type="float" office:value="0.240594925634296" calcext:value-type="float">
            <text:p>0.240594925634296</text:p>
          </table:table-cell>
        </table:table-row>
        <table:table-row table:style-name="ro1">
          <table:table-cell office:value-type="float" office:value="0.231846019247594" calcext:value-type="float">
            <text:p>0.231846019247594</text:p>
          </table:table-cell>
        </table:table-row>
        <table:table-row table:style-name="ro1">
          <table:table-cell office:value-type="float" office:value="0.224846894138233" calcext:value-type="float">
            <text:p>0.224846894138233</text:p>
          </table:table-cell>
        </table:table-row>
        <table:table-row table:style-name="ro1">
          <table:table-cell office:value-type="float" office:value="0.216972878390201" calcext:value-type="float">
            <text:p>0.216972878390201</text:p>
          </table:table-cell>
        </table:table-row>
        <table:table-row table:style-name="ro1">
          <table:table-cell office:value-type="float" office:value="0.20997375328084" calcext:value-type="float">
            <text:p>0.20997375328084</text:p>
          </table:table-cell>
        </table:table-row>
        <table:table-row table:style-name="ro1">
          <table:table-cell office:value-type="float" office:value="0.202974628171479" calcext:value-type="float">
            <text:p>0.202974628171479</text:p>
          </table:table-cell>
        </table:table-row>
        <table:table-row table:style-name="ro1">
          <table:table-cell office:value-type="float" office:value="0.195100612423447" calcext:value-type="float">
            <text:p>0.195100612423447</text:p>
          </table:table-cell>
        </table:table-row>
        <table:table-row table:style-name="ro1">
          <table:table-cell office:value-type="float" office:value="0.188976377952756" calcext:value-type="float">
            <text:p>0.188976377952756</text:p>
          </table:table-cell>
        </table:table-row>
        <table:table-row table:style-name="ro1">
          <table:table-cell office:value-type="float" office:value="0.182852143482065" calcext:value-type="float">
            <text:p>0.182852143482065</text:p>
          </table:table-cell>
        </table:table-row>
        <table:table-row table:style-name="ro1">
          <table:table-cell office:value-type="float" office:value="0.176727909011374" calcext:value-type="float">
            <text:p>0.176727909011374</text:p>
          </table:table-cell>
        </table:table-row>
        <table:table-row table:style-name="ro1">
          <table:table-cell office:value-type="float" office:value="0.171478565179353" calcext:value-type="float">
            <text:p>0.171478565179353</text:p>
          </table:table-cell>
        </table:table-row>
        <table:table-row table:style-name="ro1">
          <table:table-cell office:value-type="float" office:value="0.166229221347332" calcext:value-type="float">
            <text:p>0.166229221347332</text:p>
          </table:table-cell>
        </table:table-row>
        <table:table-row table:style-name="ro1">
          <table:table-cell office:value-type="float" office:value="0.160979877515311" calcext:value-type="float">
            <text:p>0.160979877515311</text:p>
          </table:table-cell>
        </table:table-row>
        <table:table-row table:style-name="ro1">
          <table:table-cell office:value-type="float" office:value="0.15573053368329" calcext:value-type="float">
            <text:p>0.15573053368329</text:p>
          </table:table-cell>
        </table:table-row>
        <table:table-row table:style-name="ro1">
          <table:table-cell office:value-type="float" office:value="0.151356080489939" calcext:value-type="float">
            <text:p>0.151356080489939</text:p>
          </table:table-cell>
        </table:table-row>
        <table:table-row table:style-name="ro1">
          <table:table-cell office:value-type="float" office:value="0.146106736657918" calcext:value-type="float">
            <text:p>0.146106736657918</text:p>
          </table:table-cell>
        </table:table-row>
        <table:table-row table:style-name="ro1">
          <table:table-cell office:value-type="float" office:value="0.141732283464567" calcext:value-type="float">
            <text:p>0.141732283464567</text:p>
          </table:table-cell>
        </table:table-row>
        <table:table-row table:style-name="ro1">
          <table:table-cell office:value-type="float" office:value="0.136482939632546" calcext:value-type="float">
            <text:p>0.136482939632546</text:p>
          </table:table-cell>
        </table:table-row>
        <table:table-row table:style-name="ro1">
          <table:table-cell office:value-type="float" office:value="0.132108486439195" calcext:value-type="float">
            <text:p>0.132108486439195</text:p>
          </table:table-cell>
        </table:table-row>
        <table:table-row table:style-name="ro1">
          <table:table-cell office:value-type="float" office:value="0.128608923884514" calcext:value-type="float">
            <text:p>0.128608923884514</text:p>
          </table:table-cell>
        </table:table-row>
        <table:table-row table:style-name="ro1">
          <table:table-cell office:value-type="float" office:value="0.124234470691164" calcext:value-type="float">
            <text:p>0.124234470691164</text:p>
          </table:table-cell>
        </table:table-row>
        <table:table-row table:style-name="ro1">
          <table:table-cell office:value-type="float" office:value="0.119860017497813" calcext:value-type="float">
            <text:p>0.119860017497813</text:p>
          </table:table-cell>
        </table:table-row>
        <table:table-row table:style-name="ro1">
          <table:table-cell office:value-type="float" office:value="0.116360454943132" calcext:value-type="float">
            <text:p>0.116360454943132</text:p>
          </table:table-cell>
        </table:table-row>
        <table:table-row table:style-name="ro1">
          <table:table-cell office:value-type="float" office:value="0.112860892388451" calcext:value-type="float">
            <text:p>0.112860892388451</text:p>
          </table:table-cell>
        </table:table-row>
        <table:table-row table:style-name="ro1">
          <table:table-cell office:value-type="float" office:value="0.109361329833771" calcext:value-type="float">
            <text:p>0.109361329833771</text:p>
          </table:table-cell>
        </table:table-row>
        <table:table-row table:style-name="ro1">
          <table:table-cell office:value-type="float" office:value="0.10498687664042" calcext:value-type="float">
            <text:p>0.10498687664042</text:p>
          </table:table-cell>
        </table:table-row>
        <table:table-row table:style-name="ro1">
          <table:table-cell office:value-type="float" office:value="0.101487314085739" calcext:value-type="float">
            <text:p>0.101487314085739</text:p>
          </table:table-cell>
        </table:table-row>
        <table:table-row table:style-name="ro1">
          <table:table-cell office:value-type="float" office:value="0.0979877515310586" calcext:value-type="float">
            <text:p>0.0979877515310586</text:p>
          </table:table-cell>
        </table:table-row>
        <table:table-row table:style-name="ro1">
          <table:table-cell office:value-type="float" office:value="0.0953630796150481" calcext:value-type="float">
            <text:p>0.0953630796150481</text:p>
          </table:table-cell>
        </table:table-row>
        <table:table-row table:style-name="ro1">
          <table:table-cell office:value-type="float" office:value="0.0918635170603675" calcext:value-type="float">
            <text:p>0.0918635170603675</text:p>
          </table:table-cell>
        </table:table-row>
        <table:table-row table:style-name="ro1">
          <table:table-cell office:value-type="float" office:value="0.0883639545056868" calcext:value-type="float">
            <text:p>0.0883639545056868</text:p>
          </table:table-cell>
        </table:table-row>
        <table:table-row table:style-name="ro1">
          <table:table-cell office:value-type="float" office:value="0.083989501312336" calcext:value-type="float">
            <text:p>0.083989501312336</text:p>
          </table:table-cell>
        </table:table-row>
        <table:table-row table:style-name="ro1">
          <table:table-cell office:value-type="float" office:value="0.0804899387576553" calcext:value-type="float">
            <text:p>0.0804899387576553</text:p>
          </table:table-cell>
        </table:table-row>
        <table:table-row table:style-name="ro1">
          <table:table-cell office:value-type="float" office:value="0.0761154855643045" calcext:value-type="float">
            <text:p>0.0761154855643045</text:p>
          </table:table-cell>
        </table:table-row>
        <table:table-row table:style-name="ro1">
          <table:table-cell office:value-type="float" office:value="0.0726159230096238" calcext:value-type="float">
            <text:p>0.0726159230096238</text:p>
          </table:table-cell>
        </table:table-row>
        <table:table-row table:style-name="ro1">
          <table:table-cell office:value-type="float" office:value="0.0691163604549431" calcext:value-type="float">
            <text:p>0.0691163604549431</text:p>
          </table:table-cell>
        </table:table-row>
        <table:table-row table:style-name="ro1">
          <table:table-cell office:value-type="float" office:value="0.0664916885389326" calcext:value-type="float">
            <text:p>0.0664916885389326</text:p>
          </table:table-cell>
        </table:table-row>
        <table:table-row table:style-name="ro1">
          <table:table-cell office:value-type="float" office:value="0.0638670166229221" calcext:value-type="float">
            <text:p>0.0638670166229221</text:p>
          </table:table-cell>
        </table:table-row>
        <table:table-row table:style-name="ro1">
          <table:table-cell office:value-type="float" office:value="0.0612423447069116" calcext:value-type="float">
            <text:p>0.0612423447069116</text:p>
          </table:table-cell>
        </table:table-row>
        <table:table-row table:style-name="ro1">
          <table:table-cell office:value-type="float" office:value="0.0586176727909011" calcext:value-type="float">
            <text:p>0.0586176727909011</text:p>
          </table:table-cell>
        </table:table-row>
        <table:table-row table:style-name="ro1">
          <table:table-cell office:value-type="float" office:value="0.0559930008748906" calcext:value-type="float">
            <text:p>0.0559930008748906</text:p>
          </table:table-cell>
        </table:table-row>
        <table:table-row table:style-name="ro1">
          <table:table-cell office:value-type="float" office:value="0.0533683289588801" calcext:value-type="float">
            <text:p>0.0533683289588801</text:p>
          </table:table-cell>
        </table:table-row>
        <table:table-row table:style-name="ro1">
          <table:table-cell office:value-type="float" office:value="0.0516185476815398" calcext:value-type="float">
            <text:p>0.0516185476815398</text:p>
          </table:table-cell>
        </table:table-row>
        <table:table-row table:style-name="ro1">
          <table:table-cell office:value-type="float" office:value="0.0489938757655293" calcext:value-type="float">
            <text:p>0.0489938757655293</text:p>
          </table:table-cell>
        </table:table-row>
        <table:table-row table:style-name="ro1">
          <table:table-cell office:value-type="float" office:value="0.047244094488189" calcext:value-type="float">
            <text:p>0.047244094488189</text:p>
          </table:table-cell>
        </table:table-row>
        <table:table-row table:style-name="ro1">
          <table:table-cell office:value-type="float" office:value="0.0454943132108486" calcext:value-type="float">
            <text:p>0.0454943132108486</text:p>
          </table:table-cell>
        </table:table-row>
        <table:table-row table:style-name="ro1">
          <table:table-cell office:value-type="float" office:value="0.0437445319335083" calcext:value-type="float">
            <text:p>0.0437445319335083</text:p>
          </table:table-cell>
        </table:table-row>
        <table:table-row table:style-name="ro1">
          <table:table-cell office:value-type="float" office:value="0.041994750656168" calcext:value-type="float">
            <text:p>0.041994750656168</text:p>
          </table:table-cell>
        </table:table-row>
        <table:table-row table:style-name="ro1">
          <table:table-cell office:value-type="float" office:value="0.0402449693788277" calcext:value-type="float">
            <text:p>0.0402449693788277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76202974628171" calcext:value-type="float">
            <text:p>0.0376202974628171</text:p>
          </table:table-cell>
        </table:table-row>
        <table:table-row table:style-name="ro1">
          <table:table-cell office:value-type="float" office:value="0.0358705161854768" calcext:value-type="float">
            <text:p>0.0358705161854768</text:p>
          </table:table-cell>
        </table:table-row>
        <table:table-row table:style-name="ro1">
          <table:table-cell office:value-type="float" office:value="0.0349956255468067" calcext:value-type="float">
            <text:p>0.0349956255468067</text:p>
          </table:table-cell>
        </table:table-row>
        <table:table-row table:style-name="ro1">
          <table:table-cell office:value-type="float" office:value="0.0341207349081365" calcext:value-type="float">
            <text:p>0.0341207349081365</text:p>
          </table:table-cell>
        </table:table-row>
        <table:table-row table:style-name="ro1">
          <table:table-cell office:value-type="float" office:value="0.0332458442694663" calcext:value-type="float">
            <text:p>0.0332458442694663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7:43:54.462791368</meta:creation-date>
    <dc:date>2025-06-18T17:44:30.018812192</dc:date>
    <meta:editing-duration>PT36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